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Arial1" svg:font-family="Arial" style:font-family-generic="swiss"/>
    <style:font-face style:name="arial" svg:font-family="arial"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Times New Roman" svg:font-family="'Times New Roman'" style:font-family-generic="system" style:font-pitch="variable"/>
  </office:font-face-decls>
  <office:automatic-styles>
    <style:style style:name="Revision" style:family="table">
      <style:table-properties style:width="6.925in" table:align="margins"/>
    </style:style>
    <style:style style:name="Revision.A" style:family="table-column">
      <style:table-column-properties style:column-width="0.8806in" style:rel-column-width="8333*"/>
    </style:style>
    <style:style style:name="Revision.B" style:family="table-column">
      <style:table-column-properties style:column-width="0.9in" style:rel-column-width="8517*"/>
    </style:style>
    <style:style style:name="Revision.C" style:family="table-column">
      <style:table-column-properties style:column-width="0.7667in" style:rel-column-width="7255*"/>
    </style:style>
    <style:style style:name="Revision.D" style:family="table-column">
      <style:table-column-properties style:column-width="0.9847in" style:rel-column-width="9318*"/>
    </style:style>
    <style:style style:name="Revision.E" style:family="table-column">
      <style:table-column-properties style:column-width="0.7674in" style:rel-column-width="7261*"/>
    </style:style>
    <style:style style:name="Revision.F" style:family="table-column">
      <style:table-column-properties style:column-width="2.6257in" style:rel-column-width="24851*"/>
    </style:style>
    <style:style style:name="Revision.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Revision.F1" style:family="table-cell">
      <style:table-cell-properties fo:background-color="#e6e6e6" fo:padding="0.0382in" fo:border="0.0007in solid #000000">
        <style:background-image/>
      </style:table-cell-properties>
    </style:style>
    <style:style style:name="Revision.A2" style:family="table-cell" style:data-style-name="N0">
      <style:table-cell-properties fo:padding="0.0382in" fo:border-left="0.0007in solid #000000" fo:border-right="none" fo:border-top="none" fo:border-bottom="0.0007in solid #000000"/>
    </style:style>
    <style:style style:name="Revision.B2" style:family="table-cell">
      <style:table-cell-properties fo:padding="0.0382in" fo:border-left="0.0007in solid #000000" fo:border-right="none" fo:border-top="none" fo:border-bottom="0.0007in solid #000000"/>
    </style:style>
    <style:style style:name="Revision.C2" style:family="table-cell" style:data-style-name="N37">
      <style:table-cell-properties fo:padding="0.0382in" fo:border-left="0.0007in solid #000000" fo:border-right="none" fo:border-top="none" fo:border-bottom="0.0007in solid #000000"/>
    </style:style>
    <style:style style:name="Revision.F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0319in" style:rel-column-width="9765*"/>
    </style:style>
    <style:style style:name="Table1.B" style:family="table-column">
      <style:table-column-properties style:column-width="5.8931in" style:rel-column-width="55770*"/>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B1" style:family="table-cell">
      <style:table-cell-properties fo:padding="0.0382in" fo:border="0.0007in solid #000000"/>
    </style:style>
    <style:style style:name="Table1.A2" style:family="table-cell">
      <style:table-cell-properties fo:background-color="#e6e6e6" fo:padding="0.0382in" fo:border-left="0.0007in solid #000000" fo:border-right="none" fo:border-top="none" fo:border-bottom="0.0007in solid #000000">
        <style:background-image/>
      </style:table-cell-properties>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text-properties style:font-name="Arial1" fo:font-size="10pt" style:font-size-asian="10pt" style:font-size-complex="10pt"/>
    </style:style>
    <style:style style:name="P2" style:family="paragraph" style:parent-style-name="Table_20_Contents">
      <style:text-properties style:font-name="arial" fo:font-size="10pt" style:font-size-asian="10pt" style:font-size-complex="10pt"/>
    </style:style>
    <style:style style:name="P3" style:family="paragraph" style:parent-style-name="Table_20_Contents">
      <style:text-properties style:font-name="arial" fo:font-size="10pt" fo:background-color="transparent" style:font-size-asian="10pt" style:font-size-complex="10pt"/>
    </style:style>
    <style:style style:name="P4" style:family="paragraph" style:parent-style-name="Table_20_Contents">
      <style:text-properties style:font-name="arial" fo:font-size="10pt" fo:font-weight="bold" style:font-size-asian="10pt" style:font-weight-asian="bold" style:font-size-complex="10pt" style:font-weight-complex="bold"/>
    </style:style>
    <style:style style:name="P5" style:family="paragraph" style:parent-style-name="Title">
      <style:text-properties fo:font-size="22pt" style:font-size-asian="22pt" style:font-size-complex="22pt"/>
    </style:style>
    <style:style style:name="P6" style:family="paragraph" style:parent-style-name="Contents_20_1">
      <style:paragraph-properties>
        <style:tab-stops>
          <style:tab-stop style:position="7in" style:type="right" style:leader-style="dotted" style:leader-text="."/>
        </style:tab-stops>
      </style:paragraph-properties>
      <style:text-properties style:font-name="arial" fo:font-size="10pt" style:font-size-asian="10pt" style:font-size-complex="10pt"/>
    </style:style>
    <style:style style:name="P7" style:family="paragraph" style:parent-style-name="Contents_20_2">
      <style:paragraph-properties>
        <style:tab-stops>
          <style:tab-stop style:position="7in" style:type="right" style:leader-style="dotted" style:leader-text="."/>
        </style:tab-stops>
      </style:paragraph-properties>
      <style:text-properties style:font-name="arial" fo:font-size="10pt" style:font-size-asian="10pt" style:font-size-complex="10pt"/>
    </style:style>
    <style:style style:name="P8" style:family="paragraph" style:parent-style-name="Contents_20_2">
      <style:paragraph-properties fo:margin-left="0in" fo:margin-right="0in" fo:text-indent="0in" style:auto-text-indent="false">
        <style:tab-stops>
          <style:tab-stop style:position="7in" style:type="right" style:leader-style="dotted" style:leader-text="."/>
        </style:tab-stops>
      </style:paragraph-properties>
      <style:text-properties style:font-name="arial" fo:font-size="10pt" style:font-size-asian="10pt" style:font-size-complex="10pt"/>
    </style:style>
    <style:style style:name="P9" style:family="paragraph" style:parent-style-name="Standard">
      <style:text-properties style:font-name="arial" fo:font-size="10pt" style:font-size-asian="10pt" style:font-size-complex="10pt"/>
    </style:style>
    <style:style style:name="P10" style:family="paragraph" style:parent-style-name="Standard">
      <style:text-properties style:font-name="arial" fo:font-size="10pt" style:font-size-asian="8.75pt" style:font-size-complex="10pt"/>
    </style:style>
    <style:style style:name="P11" style:family="paragraph" style:parent-style-name="Standard">
      <style:text-properties style:font-name="arial" fo:font-size="10pt" fo:font-style="normal" style:font-size-asian="8.75pt" style:font-style-asian="normal" style:font-size-complex="10pt" style:font-style-complex="normal"/>
    </style:style>
    <style:style style:name="P12" style:family="paragraph" style:parent-style-name="Standard">
      <style:text-properties style:font-name="arial" fo:font-size="10pt" fo:font-style="normal" style:font-size-asian="8.75pt" style:font-style-asian="normal" style:font-size-complex="11pt" style:font-style-complex="normal"/>
    </style:style>
    <style:style style:name="P13" style:family="paragraph" style:parent-style-name="Standard">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text-properties style:font-name="arial" fo:font-size="10pt" fo:font-style="italic" fo:font-weight="normal" style:font-size-asian="8.75pt" style:font-style-asian="italic" style:font-weight-asian="normal" style:font-size-complex="10pt" style:font-style-complex="italic" style:font-weight-complex="normal"/>
    </style:style>
    <style:style style:name="P15" style:family="paragraph" style:parent-style-name="Standard">
      <style:text-properties style:font-name="arial" fo:font-size="11pt" fo:font-style="normal" fo:font-weight="bold" style:font-size-asian="11pt" style:font-style-asian="normal" style:font-weight-asian="bold" style:font-size-complex="11pt" style:font-style-complex="normal" style:font-weight-complex="bold"/>
    </style:style>
    <style:style style:name="P16" style:family="paragraph" style:parent-style-name="Standard">
      <style:text-properties fo:font-size="10pt" style:font-size-asian="8.75pt" style:font-size-complex="10pt"/>
    </style:style>
    <style:style style:name="P17" style:family="paragraph" style:parent-style-name="Standard">
      <style:text-properties fo:font-size="10pt" fo:font-weight="normal" style:font-size-asian="8.75pt" style:font-weight-asian="normal" style:font-size-complex="10pt" style:font-weight-complex="normal"/>
    </style:style>
    <style:style style:name="P18" style:family="paragraph" style:parent-style-name="Standard">
      <style:text-properties fo:font-size="10pt" fo:font-weight="normal" style:font-size-asian="10pt" style:font-weight-asian="normal" style:font-size-complex="10pt" style:font-weight-complex="normal"/>
    </style:style>
    <style:style style:name="P19" style:family="paragraph" style:parent-style-name="Text_20_body">
      <style:text-properties style:font-name="arial" fo:font-size="10pt" fo:font-style="normal" style:font-size-asian="8.75pt" style:font-style-asian="normal" style:font-size-complex="10pt" style:font-style-complex="normal"/>
    </style:style>
    <style:style style:name="P20" style:family="paragraph" style:parent-style-name="Text_20_body">
      <style:text-properties style:font-name="arial" fo:font-size="10pt" fo:font-style="normal" style:font-size-asian="8.75pt" style:font-style-asian="normal" style:font-size-complex="11pt" style:font-style-complex="normal"/>
    </style:style>
    <style:style style:name="P21" style:family="paragraph" style:parent-style-name="Text_20_body">
      <style:text-properties style:font-name="arial" fo:font-size="10pt" fo:font-style="normal" fo:font-weight="bold" style:font-size-asian="10pt" style:font-style-asian="normal" style:font-weight-asian="bold" style:font-size-complex="10pt" style:font-style-complex="normal" style:font-weight-complex="bold"/>
    </style:style>
    <style:style style:name="P22" style:family="paragraph" style:parent-style-name="Text_20_body">
      <style:text-properties style:font-name="arial" fo:font-size="10pt" fo:font-style="normal" style:font-size-asian="10pt" style:font-style-asian="normal" style:font-size-complex="10pt" style:font-style-complex="normal"/>
    </style:style>
    <style:style style:name="P23" style:family="paragraph" style:parent-style-name="Text_20_body">
      <style:text-properties style:font-name="arial" fo:font-size="12pt" fo:font-style="normal" style:font-size-asian="10.5pt" style:font-style-asian="normal" style:font-size-complex="12pt" style:font-style-complex="normal"/>
    </style:style>
    <style:style style:name="P24" style:family="paragraph" style:parent-style-name="Text_20_body">
      <style:text-properties style:font-name="arial" fo:font-size="11pt" fo:font-style="normal" fo:font-weight="bold" style:font-size-asian="9.60000038146973pt" style:font-style-asian="normal" style:font-weight-asian="bold" style:font-size-complex="11pt" style:font-style-complex="normal" style:font-weight-complex="bold"/>
    </style:style>
    <style:style style:name="P25" style:family="paragraph" style:parent-style-name="Content_20_Subtitle">
      <style:paragraph-properties fo:break-before="page"/>
      <style:text-properties style:font-name="arial" fo:font-size="10pt" style:font-size-asian="10pt" style:font-name-complex="Calibri" style:font-size-complex="10pt"/>
    </style:style>
    <style:style style:name="P26" style:family="paragraph" style:parent-style-name="Content_20_Subtitle">
      <style:text-properties style:font-name="arial" fo:font-size="10pt" style:font-size-asian="10pt" style:font-name-complex="Calibri" style:font-size-complex="10pt"/>
    </style:style>
    <style:style style:name="P27" style:family="paragraph" style:parent-style-name="Standard">
      <style:text-properties style:font-name="arial" fo:font-size="10pt" fo:font-style="normal" fo:font-weight="normal" style:font-size-asian="8.75pt" style:font-style-asian="normal" style:font-weight-asian="normal" style:font-size-complex="10pt" style:font-style-complex="normal" style:font-weight-complex="normal"/>
    </style:style>
    <style:style style:name="P28" style:family="paragraph" style:parent-style-name="Standard">
      <style:text-properties style:font-name="arial" fo:font-size="10pt" fo:font-style="normal" fo:font-weight="bold" style:font-size-asian="8.75pt" style:font-style-asian="normal" style:font-weight-asian="bold" style:font-size-complex="10pt" style:font-style-complex="normal" style:font-weight-complex="bold"/>
    </style:style>
    <style:style style:name="P29" style:family="paragraph" style:parent-style-name="Standard">
      <style:text-properties style:font-name="arial" fo:font-size="14pt" fo:font-style="normal" fo:font-weight="bold" style:font-size-asian="12.25pt" style:font-style-asian="normal" style:font-weight-asian="bold" style:font-size-complex="14pt" style:font-style-complex="normal" style:font-weight-complex="bold"/>
    </style:style>
    <style:style style:name="P30" style:family="paragraph" style:parent-style-name="Text_20_body" style:list-style-name="L1">
      <style:text-properties style:font-name="arial" fo:font-size="10pt" fo:font-style="normal" style:font-size-asian="8.75pt" style:font-style-asian="normal" style:font-size-complex="11pt" style:font-style-complex="normal"/>
    </style:style>
    <style:style style:name="P31" style:family="paragraph" style:parent-style-name="Text_20_body" style:list-style-name="L1">
      <style:text-properties style:font-name="arial" fo:font-size="10pt" fo:font-style="normal" fo:font-weight="normal" style:font-size-asian="8.75pt" style:font-style-asian="normal" style:font-weight-asian="normal" style:font-size-complex="11pt" style:font-style-complex="normal" style:font-weight-complex="normal"/>
    </style:style>
    <style:style style:name="P32" style:family="paragraph" style:parent-style-name="Heading_20_1">
      <style:text-properties style:font-name="arial" fo:font-size="14pt" style:font-size-asian="14pt" style:font-size-complex="14pt"/>
    </style:style>
    <style:style style:name="P33" style:family="paragraph" style:parent-style-name="Heading_20_1">
      <style:text-properties style:font-name="arial" fo:font-size="14pt" fo:font-style="normal" style:font-size-asian="12.25pt" style:font-style-asian="normal" style:font-size-complex="14pt" style:font-style-complex="normal"/>
    </style:style>
    <style:style style:name="P34" style:family="paragraph" style:parent-style-name="Heading_20_1">
      <style:text-properties style:font-name="arial" fo:font-size="12pt" fo:font-style="normal" fo:font-weight="bold" style:font-size-asian="10.5pt" style:font-style-asian="normal" style:font-weight-asian="bold" style:font-size-complex="12pt" style:font-style-complex="normal" style:font-weight-complex="bold"/>
    </style:style>
    <style:style style:name="P35" style:family="paragraph" style:parent-style-name="Contents_20_1">
      <style:paragraph-properties>
        <style:tab-stops>
          <style:tab-stop style:position="7in" style:type="right" style:leader-style="dotted" style:leader-text="."/>
        </style:tab-stops>
      </style:paragraph-properties>
      <style:text-properties style:font-name="arial" fo:font-size="10pt" style:font-size-asian="10pt" style:font-size-complex="10pt"/>
    </style:style>
    <style:style style:name="P36" style:family="paragraph" style:parent-style-name="Contents_20_2">
      <style:paragraph-properties>
        <style:tab-stops>
          <style:tab-stop style:position="7in" style:type="right" style:leader-style="dotted" style:leader-text="."/>
        </style:tab-stops>
      </style:paragraph-properties>
      <style:text-properties style:font-name="arial" fo:font-size="10pt" style:font-size-asian="10pt" style:font-size-complex="10pt"/>
    </style:style>
    <style:style style:name="P37" style:family="paragraph" style:parent-style-name="Heading_20_2">
      <style:text-properties style:font-name="arial" fo:font-size="12pt" fo:font-style="normal" style:font-size-asian="10.5pt" style:font-style-asian="normal" style:font-size-complex="12pt" style:font-style-complex="normal"/>
    </style:style>
    <style:style style:name="P38" style:family="paragraph" style:parent-style-name="Heading_20_2">
      <style:text-properties style:font-name="arial" fo:font-size="12pt" fo:font-style="normal" style:font-size-asian="12pt" style:font-style-asian="normal" style:font-size-complex="12pt" style:font-style-complex="normal"/>
    </style:style>
    <style:style style:name="P39" style:family="paragraph">
      <style:paragraph-properties fo:text-align="center"/>
    </style:style>
    <style:style style:name="T1" style:family="text">
      <style:text-properties style:font-name="arial"/>
    </style:style>
    <style:style style:name="T2" style:family="text">
      <style:text-properties style:font-name="arial" fo:font-style="normal" style:font-style-asian="normal" style:font-style-complex="normal"/>
    </style:style>
    <style:style style:name="T3" style:family="text">
      <style:text-properties style:font-name="arial" fo:font-style="italic" fo:font-weight="normal" style:font-style-asian="italic" style:font-weight-asian="normal" style:font-style-complex="italic" style:font-weight-complex="normal"/>
    </style:style>
    <style:style style:name="T4" style:family="text">
      <style:text-properties style:font-name="arial" fo:font-style="italic" style:font-style-asian="italic" style:font-style-complex="italic"/>
    </style:style>
    <style:style style:name="T5" style:family="text">
      <style:text-properties style:font-name="arial" fo:font-size="12pt" fo:font-style="normal" style:font-size-asian="10.5pt" style:font-style-asian="normal" style:font-size-complex="12pt"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12pt"/>
    </style:style>
    <style:style style:name="T9" style:family="text">
      <style:text-properties fo:font-style="normal"/>
    </style:style>
    <style:style style:name="T10" style:family="text">
      <style:text-properties style:font-size-asian="10.5pt"/>
    </style:style>
    <style:style style:name="T11" style:family="text">
      <style:text-properties style:font-style-asian="normal"/>
    </style:style>
    <style:style style:name="T12" style:family="text">
      <style:text-properties style:font-size-complex="12pt"/>
    </style:style>
    <style:style style:name="T13" style:family="text">
      <style:text-properties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draw:marker-star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ntix Design Specification</text:p>
      <text:p text:style-name="P9"/>
      <text:p text:style-name="P9"/>
      <text:p text:style-name="P9">Document Type/ <text:tab/>Design Specification</text:p>
      <text:p text:style-name="P9">Group/<text:tab/><text:tab/><text:tab/>Software</text:p>
      <text:p text:style-name="P9">Author/<text:tab/><text:tab/><text:tab/>Leif Stroman</text:p>
      <text:p text:style-name="P9"/>
      <text:p text:style-name="P9"/>
      <table:table table:name="Revision" table:style-name="Revision">
        <table:table-column table:style-name="Revision.A"/>
        <table:table-column table:style-name="Revision.B"/>
        <table:table-column table:style-name="Revision.C"/>
        <table:table-column table:style-name="Revision.D"/>
        <table:table-column table:style-name="Revision.E"/>
        <table:table-column table:style-name="Revision.F"/>
        <table:table-row>
          <table:table-cell table:style-name="Revision.A1" office:value-type="string">
            <text:p text:style-name="P3">Version #</text:p>
          </table:table-cell>
          <table:table-cell table:style-name="Revision.A1" office:value-type="string">
            <text:p text:style-name="P3">Implemented By</text:p>
          </table:table-cell>
          <table:table-cell table:style-name="Revision.A1" office:value-type="string">
            <text:p text:style-name="P3">Revision Date</text:p>
          </table:table-cell>
          <table:table-cell table:style-name="Revision.A1" office:value-type="string">
            <text:p text:style-name="P3">Approved By</text:p>
          </table:table-cell>
          <table:table-cell table:style-name="Revision.A1" office:value-type="string">
            <text:p text:style-name="P3">Approval Date</text:p>
          </table:table-cell>
          <table:table-cell table:style-name="Revision.F1" office:value-type="string">
            <text:p text:style-name="P3">Reason</text:p>
          </table:table-cell>
        </table:table-row>
        <table:table-row>
          <table:table-cell table:style-name="Revision.A2" office:value-type="float" office:value="0.1">
            <text:p text:style-name="P2">0.1</text:p>
          </table:table-cell>
          <table:table-cell table:style-name="Revision.B2" office:value-type="string">
            <text:p text:style-name="P2">Leif Stroman</text:p>
          </table:table-cell>
          <table:table-cell table:style-name="Revision.C2" office:value-type="date" office:date-value="2011-03-10">
            <text:p text:style-name="P2">03/10/11</text:p>
          </table:table-cell>
          <table:table-cell table:style-name="Revision.B2" office:value-type="string">
            <text:p text:style-name="P2"/>
          </table:table-cell>
          <table:table-cell table:style-name="Revision.B2" office:value-type="string">
            <text:p text:style-name="P2"/>
          </table:table-cell>
          <table:table-cell table:style-name="Revision.F2" office:value-type="string">
            <text:p text:style-name="P2">First draft of system's architectural design.</text:p>
          </table:table-cell>
        </table:table-row>
        <table:table-row>
          <table:table-cell table:style-name="Revision.B2" office:value-type="string">
            <text:p text:style-name="P2"/>
          </table:table-cell>
          <table:table-cell table:style-name="Revision.B2" office:value-type="string">
            <text:p text:style-name="P2"/>
          </table:table-cell>
          <table:table-cell table:style-name="Revision.B2" office:value-type="string">
            <text:p text:style-name="P2"/>
          </table:table-cell>
          <table:table-cell table:style-name="Revision.B2" office:value-type="string">
            <text:p text:style-name="P2"/>
          </table:table-cell>
          <table:table-cell table:style-name="Revision.B2" office:value-type="string">
            <text:p text:style-name="P2"/>
          </table:table-cell>
          <table:table-cell table:style-name="Revision.F2" office:value-type="string">
            <text:p text:style-name="P2"/>
          </table:table-cell>
        </table:table-row>
        <table:table-row>
          <table:table-cell table:style-name="Revision.B2" office:value-type="string">
            <text:p text:style-name="P2"/>
          </table:table-cell>
          <table:table-cell table:style-name="Revision.B2" office:value-type="string">
            <text:p text:style-name="P2"/>
          </table:table-cell>
          <table:table-cell table:style-name="Revision.B2" office:value-type="string">
            <text:p text:style-name="P2"/>
          </table:table-cell>
          <table:table-cell table:style-name="Revision.B2" office:value-type="string">
            <text:p text:style-name="P2"/>
          </table:table-cell>
          <table:table-cell table:style-name="Revision.B2" office:value-type="string">
            <text:p text:style-name="P2"/>
          </table:table-cell>
          <table:table-cell table:style-name="Revision.F2" office:value-type="string">
            <text:p text:style-name="P2"/>
          </table:table-cell>
        </table:table-row>
        <table:table-row>
          <table:table-cell table:style-name="Revision.B2" office:value-type="string">
            <text:p text:style-name="P2"/>
          </table:table-cell>
          <table:table-cell table:style-name="Revision.B2" office:value-type="string">
            <text:p text:style-name="P2"/>
          </table:table-cell>
          <table:table-cell table:style-name="Revision.B2" office:value-type="string">
            <text:p text:style-name="P2"/>
          </table:table-cell>
          <table:table-cell table:style-name="Revision.B2" office:value-type="string">
            <text:p text:style-name="P2"/>
          </table:table-cell>
          <table:table-cell table:style-name="Revision.B2" office:value-type="string">
            <text:p text:style-name="P2"/>
          </table:table-cell>
          <table:table-cell table:style-name="Revision.F2" office:value-type="string">
            <text:p text:style-name="P2"/>
          </table:table-cell>
        </table:table-row>
        <table:table-row>
          <table:table-cell table:style-name="Revision.B2" office:value-type="string">
            <text:p text:style-name="P2"/>
          </table:table-cell>
          <table:table-cell table:style-name="Revision.B2" office:value-type="string">
            <text:p text:style-name="P2"/>
          </table:table-cell>
          <table:table-cell table:style-name="Revision.B2" office:value-type="string">
            <text:p text:style-name="P2"/>
          </table:table-cell>
          <table:table-cell table:style-name="Revision.B2" office:value-type="string">
            <text:p text:style-name="P2"/>
          </table:table-cell>
          <table:table-cell table:style-name="Revision.B2" office:value-type="string">
            <text:p text:style-name="P2"/>
          </table:table-cell>
          <table:table-cell table:style-name="Revision.F2" office:value-type="string">
            <text:p text:style-name="P2"/>
          </table:table-cell>
        </table:table-row>
        <table:table-row>
          <table:table-cell table:style-name="Revision.B2" office:value-type="string">
            <text:p text:style-name="P2"/>
          </table:table-cell>
          <table:table-cell table:style-name="Revision.B2" office:value-type="string">
            <text:p text:style-name="P2"/>
          </table:table-cell>
          <table:table-cell table:style-name="Revision.B2" office:value-type="string">
            <text:p text:style-name="P2"/>
          </table:table-cell>
          <table:table-cell table:style-name="Revision.B2" office:value-type="string">
            <text:p text:style-name="P2"/>
          </table:table-cell>
          <table:table-cell table:style-name="Revision.B2" office:value-type="string">
            <text:p text:style-name="P2"/>
          </table:table-cell>
          <table:table-cell table:style-name="Revision.F2" office:value-type="string">
            <text:p text:style-name="P2"/>
          </table:table-cell>
        </table:table-row>
        <table:table-row>
          <table:table-cell table:style-name="Revision.B2" office:value-type="string">
            <text:p text:style-name="P2"/>
          </table:table-cell>
          <table:table-cell table:style-name="Revision.B2" office:value-type="string">
            <text:p text:style-name="P2"/>
          </table:table-cell>
          <table:table-cell table:style-name="Revision.B2" office:value-type="string">
            <text:p text:style-name="P2"/>
          </table:table-cell>
          <table:table-cell table:style-name="Revision.B2" office:value-type="string">
            <text:p text:style-name="P2"/>
          </table:table-cell>
          <table:table-cell table:style-name="Revision.B2" office:value-type="string">
            <text:p text:style-name="P2"/>
          </table:table-cell>
          <table:table-cell table:style-name="Revision.F2" office:value-type="string">
            <text:p text:style-name="P2"/>
          </table:table-cell>
        </table:table-row>
        <table:table-row>
          <table:table-cell table:style-name="Revision.B2" office:value-type="string">
            <text:p text:style-name="P2"/>
          </table:table-cell>
          <table:table-cell table:style-name="Revision.B2" office:value-type="string">
            <text:p text:style-name="P2"/>
          </table:table-cell>
          <table:table-cell table:style-name="Revision.B2" office:value-type="string">
            <text:p text:style-name="P2"/>
          </table:table-cell>
          <table:table-cell table:style-name="Revision.B2" office:value-type="string">
            <text:p text:style-name="P2"/>
          </table:table-cell>
          <table:table-cell table:style-name="Revision.B2" office:value-type="string">
            <text:p text:style-name="P2"/>
          </table:table-cell>
          <table:table-cell table:style-name="Revision.F2" office:value-type="string">
            <text:p text:style-name="P2"/>
          </table:table-cell>
        </table:table-row>
        <table:table-row>
          <table:table-cell table:style-name="Revision.B2" office:value-type="string">
            <text:p text:style-name="P2"/>
          </table:table-cell>
          <table:table-cell table:style-name="Revision.B2" office:value-type="string">
            <text:p text:style-name="P2"/>
          </table:table-cell>
          <table:table-cell table:style-name="Revision.B2" office:value-type="string">
            <text:p text:style-name="P2"/>
          </table:table-cell>
          <table:table-cell table:style-name="Revision.B2" office:value-type="string">
            <text:p text:style-name="P2"/>
          </table:table-cell>
          <table:table-cell table:style-name="Revision.B2" office:value-type="string">
            <text:p text:style-name="P2"/>
          </table:table-cell>
          <table:table-cell table:style-name="Revision.F2" office:value-type="string">
            <text:p text:style-name="P2"/>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5">Table of Contents</text:p>
      <text:p text:style-name="P26"/>
      <text:p text:style-name="P6">1. Introduction<text:tab/>3</text:p>
      <text:p text:style-name="P7">1.1 Purpose<text:tab/>3</text:p>
      <text:p text:style-name="P7">1.2 Scope<text:tab/>3</text:p>
      <text:p text:style-name="P6">2. General <text:tab/>3</text:p>
      <text:p text:style-name="P7">2.1 Supported Platforms<text:tab/>3</text:p>
      <text:p text:style-name="P7">2.2 Software Installation<text:tab/>3</text:p>
      <text:p text:style-name="P7">2.3 Software Architecture<text:tab/>3</text:p>
      <text:p text:style-name="P7">2.4 System Overview<text:tab/>4</text:p>
      <text:p text:style-name="P6">3. Controller<text:tab/>5</text:p>
      <text:p text:style-name="P7">3.1 Overview<text:tab/>5</text:p>
      <text:p text:style-name="P7">3.2 Execution Details<text:tab/>5</text:p>
      <text:p text:style-name="P6">4. Clock<text:tab/></text:p>
      <text:p text:style-name="P7">4.1 Overview<text:tab/></text:p>
      <text:p text:style-name="P6">5. Grid<text:tab/></text:p>
      <text:p text:style-name="P7">5.1 Overview<text:tab/>.</text:p>
      <text:p text:style-name="P6">6. Client<text:tab/></text:p>
      <text:p text:style-name="P7">6.1 Overview<text:tab/></text:p>
      <text:p text:style-name="P6">7. Drawer<text:tab/></text:p>
      <text:p text:style-name="P7">7.1 Overview<text:tab/></text:p>
      <text:p text:style-name="P6">8. Message Protocol<text:tab/></text:p>
      <text:p text:style-name="P7">8.1 Overview<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32" text:outline-level="1"><text:soft-page-break/>1. Introduction</text:h>
      <text:h text:style-name="P34" text:outline-level="1">1.1<text:tab/> <text:s/>Purpose</text:h>
      <text:p text:style-name="P10">The purpose of this document is to provide system requirements and high-level details on the architectural design for the Antix system. It should used as a reference by anyone doing development, as well as appropriately being updated with changes made to the actual Antix software system.</text:p>
      <text:p text:style-name="P10"/>
      <text:h text:style-name="P37" text:outline-level="2">1.2<text:tab/>Scope</text:h>
      <text:p text:style-name="P11">The scope of the Antix project is to run 1,000,000 AI controlled robots, in discrete distributed grid spaces that in total contain 1,000,000 pucks (game resource). The 1,000,000 robots are broken up into 1000 teams, which are all competing, with the goal being to collect the largest amount of pucks.</text:p>
      <text:p text:style-name="P11"/>
      <text:p text:style-name="P11">The magnitude of this project requires the simulation &amp; AI control operations to be distributed between any number of communicating processes. The simulation is going to be run synchronously, meaning a centralized clock is required. Also, the simulation needs a interface in which it can send data for visualization, thus a drawer is also needed.</text:p>
      <text:p text:style-name="P11"/>
      <text:p text:style-name="P11"/>
      <text:h text:style-name="P33" text:outline-level="1">2. General</text:h>
      <text:h text:style-name="P37" text:outline-level="2">2.1<text:tab/>Supported Platforms</text:h>
      <text:p text:style-name="P19">The system is to be run on the Ubuntu (Linux) platform.</text:p>
      <text:h text:style-name="Heading_20_2" text:outline-level="2">2.1<text:tab/>Software Installation</text:h>
      <text:p text:style-name="P11">The software is simply executed by a controller script which initializes the simulation on a number of machines.</text:p>
      <text:h text:style-name="P38" text:outline-level="2">2.2 <text:tab/>Software Architecture</text:h>
      <text:p text:style-name="P19">The software system has been broken up into numerous components, each with very specific roles in the execution of the simulation process. The involved components include,</text:p>
      <text:p text:style-name="P19"><text:tab/></text:p>
      <table:table table:name="Table1" table:style-name="Table1">
        <table:table-column table:style-name="Table1.A"/>
        <table:table-column table:style-name="Table1.B"/>
        <table:table-row>
          <table:table-cell table:style-name="Table1.A1" office:value-type="string">
            <text:p text:style-name="P21">Controller</text:p>
          </table:table-cell>
          <table:table-cell table:style-name="Table1.B1" office:value-type="string">
            <text:p text:style-name="P22">Initialization module that sets up the simulations various component applications.</text:p>
          </table:table-cell>
        </table:table-row>
        <table:table-row>
          <table:table-cell table:style-name="Table1.A2" office:value-type="string">
            <text:p text:style-name="P21">Clock</text:p>
          </table:table-cell>
          <table:table-cell table:style-name="Table1.B2" office:value-type="string">
            <text:p text:style-name="P22">Synchronization component for maintaining a normalized rate of simulation over all the grid servers.</text:p>
          </table:table-cell>
        </table:table-row>
        <table:table-row>
          <table:table-cell table:style-name="Table1.A2" office:value-type="string">
            <text:p text:style-name="P4">Grid</text:p>
          </table:table-cell>
          <table:table-cell table:style-name="Table1.B2" office:value-type="string">
            <text:p text:style-name="P2">Runs the simulation for a discrete section of world space.</text:p>
          </table:table-cell>
        </table:table-row>
        <table:table-row>
          <table:table-cell table:style-name="Table1.A2" office:value-type="string">
            <text:p text:style-name="P4">Client</text:p>
          </table:table-cell>
          <table:table-cell table:style-name="Table1.B2" office:value-type="string">
            <text:p text:style-name="P2">Controls the AI for a number of teams (1000 robots per team).</text:p>
          </table:table-cell>
        </table:table-row>
      </table:table>
      <text:p text:style-name="P23"/>
      <text:p text:style-name="P23"/>
      <text:p text:style-name="P23"/>
      <text:p text:style-name="P23"/>
      <text:p text:style-name="P23"/>
      <text:h text:style-name="P37" text:outline-level="2"><text:soft-page-break/>2.3 System Overview</text:h>
      <text:p text:style-name="P23"/>
      <text:p text:style-name="P23"/>
      <text:p text:style-name="P23"><draw:custom-shape text:anchor-type="paragraph" draw:z-index="0" draw:style-name="gr1" svg:width="1.0043in" svg:height="0.3795in" svg:x="4.2626in" svg:y="0.0154in"><text:p text:style-name="P39">Controller</text:p><draw:enhanced-geometry svg:viewBox="0 0 21600 21600" draw:type="rectangle" draw:enhanced-path="M 0 0 L 21600 0 21600 21600 0 21600 0 0 Z N"/></draw:custom-shape><draw:custom-shape text:anchor-type="paragraph" draw:z-index="1" draw:style-name="gr2" draw:text-style-name="P39" svg:width="1.0043in" svg:height="0.3795in" svg:x="2.4445in" svg:y="0.0244in"><text:p text:style-name="P39">Clock</text:p><draw:enhanced-geometry svg:viewBox="0 0 21600 21600" draw:type="rectangle" draw:enhanced-path="M 0 0 L 21600 0 21600 21600 0 21600 0 0 Z N"/></draw:custom-shape></text:p>
      <text:p text:style-name="P23"><draw:line text:anchor-type="paragraph" draw:z-index="10" draw:style-name="gr3" draw:text-style-name="P39" svg:x1="1.3362in" svg:y1="1.6539in" svg:x2="2.937in" svg:y2="0.1283in"><text:p/></draw:line><draw:line text:anchor-type="paragraph" draw:z-index="11" draw:style-name="gr3" draw:text-style-name="P39" svg:x1="2.9366in" svg:y1="1.6539in" svg:x2="2.9929in" svg:y2="0.1283in"><text:p/></draw:line><draw:line text:anchor-type="paragraph" draw:z-index="12" draw:style-name="gr3" draw:text-style-name="P39" svg:x1="5.9665in" svg:y1="1.6575in" svg:x2="3.1354in" svg:y2="0.1283in"><text:p/></draw:line></text:p>
      <text:p text:style-name="P23"><draw:custom-shape text:anchor-type="paragraph" draw:z-index="2" draw:style-name="gr1" svg:width="1.0043in" svg:height="0.3795in" svg:x="0.7772in" svg:y="1.3791in"><text:p text:style-name="P39">Grid 1</text:p><draw:enhanced-geometry svg:viewBox="0 0 21600 21600" draw:type="rectangle" draw:enhanced-path="M 0 0 L 21600 0 21600 21600 0 21600 0 0 Z N"/></draw:custom-shape></text:p>
      <text:p text:style-name="P23"/>
      <text:p text:style-name="P23"/>
      <text:p text:style-name="P23"/>
      <text:p text:style-name="P23"/>
      <text:p text:style-name="P23"><draw:custom-shape text:anchor-type="paragraph" draw:z-index="3" draw:style-name="gr1" svg:width="1.0043in" svg:height="0.3795in" svg:x="2.4055in" svg:y="0.0063in"><text:p text:style-name="P39">Grid 2</text:p><draw:enhanced-geometry svg:viewBox="0 0 21600 21600" draw:type="rectangle" draw:enhanced-path="M 0 0 L 21600 0 21600 21600 0 21600 0 0 Z N"/></draw:custom-shape><draw:custom-shape text:anchor-type="paragraph" draw:z-index="4" draw:style-name="gr1" svg:width="1.0043in" svg:height="0.3795in" svg:x="5.3882in" svg:y="0.0075in"><text:p text:style-name="P39">Grid n</text:p><draw:enhanced-geometry svg:viewBox="0 0 21600 21600" draw:type="rectangle" draw:enhanced-path="M 0 0 L 21600 0 21600 21600 0 21600 0 0 Z N"/></draw:custom-shape></text:p>
      <text:p text:style-name="P23"><draw:line text:anchor-type="paragraph" draw:z-index="8" draw:style-name="gr3" draw:text-style-name="P39" svg:x1="1.7811in" svg:y1="-0.0736in" svg:x2="2.4055in" svg:y2="-0.0736in"><text:p/></draw:line><draw:line text:anchor-type="paragraph" draw:z-index="9" draw:style-name="gr4" draw:text-style-name="P39" svg:x1="3.4098in" svg:y1="-0.0654in" svg:x2="5.3882in" svg:y2="-0.0654in"><text:p/></draw:line><draw:line text:anchor-type="paragraph" draw:z-index="13" draw:style-name="gr3" draw:text-style-name="P39" svg:x1="1.3264in" svg:y1="1.9598in" svg:x2="1.222in" svg:y2="0.1083in"><text:p/></draw:line><draw:line text:anchor-type="paragraph" draw:z-index="14" draw:style-name="gr3" draw:text-style-name="P39" svg:x1="1.5161in" svg:y1="1.9598in" svg:x2="5.8154in" svg:y2="0.1118in"><text:p/></draw:line><draw:line text:anchor-type="paragraph" draw:z-index="15" draw:style-name="gr3" draw:text-style-name="P39" svg:x1="3.0217in" svg:y1="1.9598in" svg:x2="1.4591in" svg:y2="0.1083in"><text:p/></draw:line><draw:line text:anchor-type="paragraph" draw:z-index="16" draw:style-name="gr3" draw:text-style-name="P39" svg:x1="3.1539in" svg:y1="1.9681in" svg:x2="2.9457in" svg:y2="0.1165in"><text:p/></draw:line><draw:line text:anchor-type="paragraph" draw:z-index="17" draw:style-name="gr3" draw:text-style-name="P39" svg:x1="5.9291in" svg:y1="1.9409in" svg:x2="3.0217in" svg:y2="0.1165in"><text:p/></draw:line><draw:line text:anchor-type="paragraph" draw:z-index="18" draw:style-name="gr3" draw:text-style-name="P39" svg:x1="3.3055in" svg:y1="1.9681in" svg:x2="5.9862in" svg:y2="0.1201in"><text:p/></draw:line></text:p>
      <text:p text:style-name="P23"/>
      <text:p text:style-name="P23"/>
      <text:p text:style-name="P23"/>
      <text:p text:style-name="P23"/>
      <text:p text:style-name="P23"/>
      <text:p text:style-name="P23"/>
      <text:p text:style-name="P23"><draw:custom-shape text:anchor-type="paragraph" draw:z-index="5" draw:style-name="gr1" svg:width="1.0043in" svg:height="0.3795in" svg:x="0.8055in" svg:y="0.0346in"><text:p text:style-name="P39">Client 1</text:p><draw:enhanced-geometry svg:viewBox="0 0 21600 21600" draw:type="rectangle" draw:enhanced-path="M 0 0 L 21600 0 21600 21600 0 21600 0 0 Z N"/></draw:custom-shape><draw:custom-shape text:anchor-type="paragraph" draw:z-index="7" draw:style-name="gr1" svg:width="1.0043in" svg:height="0.3795in" svg:x="5.3882in" svg:y="0.0075in"><text:p text:style-name="P39">Client n</text:p><draw:enhanced-geometry svg:viewBox="0 0 21600 21600" draw:type="rectangle" draw:enhanced-path="M 0 0 L 21600 0 21600 21600 0 21600 0 0 Z N"/></draw:custom-shape><draw:custom-shape text:anchor-type="paragraph" draw:z-index="6" draw:style-name="gr1" svg:width="1.0043in" svg:height="0.3795in" svg:x="2.4535in" svg:y="0.0429in"><text:p text:style-name="P39">Client 2</text:p><draw:enhanced-geometry svg:viewBox="0 0 21600 21600" draw:type="rectangle" draw:enhanced-path="M 0 0 L 21600 0 21600 21600 0 21600 0 0 Z N"/></draw:custom-shap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33" text:outline-level="1"><text:soft-page-break/>3. Controller</text:h>
      <text:h text:style-name="P37" text:outline-level="2">3.1 <text:tab/>Overview</text:h>
      <text:p text:style-name="P11">The main purpose of the controller is to initialize the application processes over numerous computers from a single point of execution. The controller will also be used at the end of simulation when the simulation processes need to be terminated.</text:p>
      <text:p text:style-name="P11"/>
      <text:h text:style-name="P37" text:outline-level="2">3.2<text:tab/>Execution Details</text:h>
      <text:p text:style-name="P24">3.2.1 Simulation Initialization</text:p>
      <text:p text:style-name="P16"><text:span text:style-name="T2">The main initialization script is found in </text:span><text:span text:style-name="T4">controller.py</text:span><text:span text:style-name="T2"> (</text:span><text:span text:style-name="T4">Antix/Controller/controller.py</text:span><text:span text:style-name="T2">) and is executed with the following three parameters; SFU user-name, Antix system path, systems configuration file-name.</text:span></text:p>
      <text:p text:style-name="P11"/>
      <text:p text:style-name="P16"><text:span text:style-name="T2">Ex. -<text:tab/></text:span><text:span text:style-name="T3">$ python contoller.py hha13 ~/Documents/Antix/ system.config</text:span></text:p>
      <text:p text:style-name="P19"/>
      <text:p text:style-name="P19">Once execution starts, the controller opens and parses the systems configuration file. This file includes all the following data.</text:p>
      <text:list xml:id="list2053902355" text:style-name="L1">
        <text:list-item>
          <text:p text:style-name="P30">Number of teams</text:p>
        </text:list-item>
        <text:list-item>
          <text:p text:style-name="P30">Number of robots per team</text:p>
        </text:list-item>
        <text:list-item>
          <text:p text:style-name="P30">Number of clients</text:p>
        </text:list-item>
        <text:list-item>
          <text:p text:style-name="P30">Number of grids</text:p>
        </text:list-item>
        <text:list-item>
          <text:p text:style-name="P31">WI size - the window size (used by the drawer)</text:p>
        </text:list-item>
        <text:list-item>
          <text:p text:style-name="P31">WO size - the world size</text:p>
        </text:list-item>
        <text:list-item>
          <text:p text:style-name="P31">H radius - home radius</text:p>
        </text:list-item>
        <text:list-item>
          <text:p text:style-name="P31">FOV - field of view – Leif, check here for all this info: https://github.com/horseplay/Antix/wiki/Controller-Specification</text:p>
        </text:list-item>
        <text:list-item>
          <text:p text:style-name="P30">Field of view angle (for robots)</text:p>
        </text:list-item>
        <text:list-item>
          <text:p text:style-name="P30">Field of view range (for robots)</text:p>
        </text:list-item>
      </text:list>
      <text:p text:style-name="P20">Once the configuration data has been read the controller runs through and builds the various simulation component binaries. The components, in order, are Clock, Grid, Client and Drawer. </text:p>
      <text:p text:style-name="P20">After building has finished, the controller starts the application processes, with the order from first to last being Clock, Drawer, Grid(s) and lastly the Client(s). In order to run each process, the controller first finds an available computer by running 'def get_free_computer()' which returns the name and IP address of the first available computer found. Once these two pieces of data are available, the script then starts the current specified process by executing a bash script that contains all the start up parameters for the process. The processes details are stored in a file called 'server.info' which is needed when the simulation stops, thus needing to terminate all of it's processes. Once all system processes have started, initialization is complete. <text:span text:style-name="T7">System.info is also passed as an argument to the grid and robot startup scripts</text:span></text:p>
      <text:p text:style-name="P12"/>
      <text:p text:style-name="P24">3.2.1 Simulation Termination</text:p>
      <text:p text:style-name="P18"><text:span text:style-name="T2">The main termination script is found in </text:span><text:span text:style-name="T4">killthemall.py </text:span><text:span text:style-name="T2">(</text:span><text:span text:style-name="T4">Antix/Controller/killthemall.py)</text:span><text:span text:style-name="T2"> and is executed with a single parameter; SFU user-name.</text:span></text:p>
      <text:p text:style-name="P13"/>
      <text:p text:style-name="P17"><text:span text:style-name="T2">Ex. -<text:tab/></text:span><text:span text:style-name="T4">$ python killthemall.py hha13</text:span></text:p>
      <text:p text:style-name="P27"><text:soft-page-break/>Once execution starts, the script open and parses the 'server.info' file which contains the details for each process (such as name, IP and port). After the server information file has been parsed, each entries details are ran in a bash script that terminates the specified process. Once all system processes have been killed, termination is complete.</text:p>
      <text:p text:style-name="P27"/>
      <text:p text:style-name="P29">4. Clock</text:p>
      <text:h text:style-name="P37" text:outline-level="2">4.1 <text:tab/>Overview</text:h>
      <text:p text:style-name="Text_20_body"><text:span text:style-name="T5"/></text:p>
      <text:p text:style-name="P29">5. Grid</text:p>
      <text:h text:style-name="P37" text:outline-level="2">5.1 <text:tab/>Overview</text:h>
      <text:p text:style-name="Text_20_body"><text:span text:style-name="T5"/></text:p>
      <text:p text:style-name="P29">6. Client</text:p>
      <text:h text:style-name="P37" text:outline-level="2">6.1 <text:tab/>Overview</text:h>
      <text:p text:style-name="Text_20_body"><text:span text:style-name="T5"/></text:p>
      <text:p text:style-name="P29">7. Drawer</text:p>
      <text:h text:style-name="P37" text:outline-level="2">7.1 <text:tab/>Overview</text:h>
      <text:p text:style-name="Text_20_body"><text:span text:style-name="T5"/></text:p>
      <text:p text:style-name="P29">8. Common</text:p>
      <text:h text:style-name="P37" text:outline-level="2"><text:span text:style-name="T5">8.1 <text:tab/>Overview</text:span></text:h>
      <text:p text:style-name="P27"><text:span text:style-name="T2"/></text:p>
      <text:p text:style-name="P27"/>
      <text:p text:style-name="P28"/>
      <text:p text:style-name="P27"/>
      <text:p text:style-name="P27"/>
      <text:p text:style-name="P27"/>
      <text:p text:style-name="P27"/>
      <text:p text:style-name="P14"/>
      <text:p text:style-name="P14"/>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Arial1" svg:font-family="Arial" style:font-family-generic="swiss"/>
    <style:font-face style:name="arial" svg:font-family="arial"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Times New Roman" svg:font-family="'Times New Roman'" style:font-family-generic="system" style:font-pitch="variable"/>
  </office:font-face-decls>
  <office:styles>
    <draw:marker draw:name="Arrowheads_20_1" draw:display-name="Arrowheads 1" svg:viewBox="0 0 1131 1580" svg:d="m1013 1491 118 89-567-1580-564 1580 114-85 136-68 148-46 161-17 161 13 153 46z"/>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Preformatted_20_Text" style:next-style-name="Subtitle" style:class="chapter">
      <style:paragraph-properties fo:text-align="center" style:justify-single-word="false"/>
      <style:text-properties fo:color="#000000" style:font-name="arial"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Standard" style:class="index">
      <style:paragraph-properties fo:margin-left="0.2957in" fo:margin-right="0in" fo:margin-top="0in" fo:margin-bottom="0in" fo:line-height="100%" fo:text-indent="-0.2957in" style:auto-text-indent="false">
        <style:tab-stops>
          <style:tab-stop style:position="0.2957in"/>
          <style:tab-stop style:position="6.6937in" style:type="right" style:leader-style="dotted" style:leader-text="."/>
        </style:tab-stops>
      </style:paragraph-properties>
      <style:text-properties style:font-name="Arial" fo:font-size="10pt" fo:language="en" fo:country="GB" style:font-name-asian="Times New Roman" style:font-size-asian="10pt" style:font-name-complex="Times New Roman" style:font-size-complex="10pt"/>
    </style:style>
    <style:style style:name="Contents_20_2" style:display-name="Contents 2" style:family="paragraph" style:parent-style-name="Contents_20_1" style:class="index">
      <style:paragraph-properties fo:margin-left="0.7874in" fo:margin-right="0in" fo:text-indent="-0.4917in" style:auto-text-indent="false">
        <style:tab-stops>
          <style:tab-stop style:position="6.7283in" style:type="right" style:leader-style="dotted" style:leader-text="."/>
        </style:tab-stops>
      </style:paragraph-properties>
    </style:style>
    <style:style style:name="Content_20_Subtitle" style:display-name="Content Subtitle" style:family="paragraph" style:parent-style-name="Standard"/>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Page_20_Number" style:display-name="Page Number"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Page_20_Number" text:number-lines="false" text:offset="0.1965in" style:num-format="1" text:number-position="left" text:increment="1"/>
  </office:styles>
  <office:automatic-styles>
    <style:style style:name="MP1" style:family="paragraph" style:parent-style-name="Footer">
      <style:text-properties style:font-name="Arial1"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6</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editing-duration>PT01H08M23S</meta:editing-duration>
    <meta:editing-cycles>8</meta:editing-cycles>
    <meta:creation-date>2011-03-12T11:56:04</meta:creation-date>
    <meta:initial-creator>Leif stroman</meta:initial-creator>
    <dc:date>2011-03-12T13:04:26</dc:date>
    <dc:creator>Leif stroman</dc:creator>
    <meta:document-statistic meta:table-count="2" meta:image-count="0" meta:object-count="0" meta:page-count="6" meta:paragraph-count="94" meta:word-count="812" meta:character-count="5111"/>
    <meta:user-defined meta:name="Info 1"/>
    <meta:user-defined meta:name="Info 2"/>
    <meta:user-defined meta:name="Info 3"/>
    <meta:user-defined meta:name="Info 4"/>
  </office:meta>
</office:document-meta>
</file>